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 1">
        <table:table-row>
          <table:table-cell office:value-type="float" office:value="1">
            <text:p>1</text:p>
          </table:table-cell>
          <table:table-cell office:value-type="string">
            <text:p>Bulba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Ivy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enu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harmander</text:p>
          </table:table-cell>
          <table:table-cell office:value-type="string">
            <text:p>Fir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armeleon</text:p>
          </table:table-cell>
          <table:table-cell office:value-type="string">
            <text:p>Fir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harizard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quirtl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Wartortl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Blastoise</text:p>
          </table:table-cell>
          <table:table-cell office:value-type="string">
            <text:p>Water</text:p>
          </table:table-cell>
        </table:table-row>
      </table:table>
      <table:table table:name="Sheet 2">
        <table:table-row>
          <table:table-cell office:value-type="float" office:value="9">
            <text:p>9</text:p>
          </table:table-cell>
          <table:table-cell office:value-type="string">
            <text:p>Blastois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Wartortl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quirtle</text:p>
          </table:table-cell>
          <table:table-cell office:value-type="string">
            <text:p>Wate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harizard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armeleon</text:p>
          </table:table-cell>
          <table:table-cell office:value-type="string">
            <text:p>Fir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harmander</text:p>
          </table:table-cell>
          <table:table-cell office:value-type="string">
            <text:p>Fir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enu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Ivy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Bulba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